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6efb" officeooo:paragraph-rsid="00156efb"/>
    </style:style>
    <style:style style:name="P2" style:family="paragraph" style:parent-style-name="Standard">
      <style:text-properties officeooo:rsid="0004c749" officeooo:paragraph-rsid="00156efb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c749" officeooo:paragraph-rsid="00156efb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rsid="00156efb" officeooo:paragraph-rsid="00156efb" style:font-weight-asian="bold" style:font-weight-complex="bold"/>
    </style:style>
    <style:style style:name="T1" style:family="text">
      <style:text-properties officeooo:rsid="00156e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56efb" style:font-size-asian="12pt" style:font-size-complex="12pt"/>
    </style:style>
    <style:style style:name="T6" style:family="text">
      <style:text-properties officeooo:rsid="00175877"/>
    </style:style>
    <style:style style:name="T7" style:family="text">
      <style:text-properties officeooo:rsid="001797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. 0<text:span text:style-name="T1">2</text:span></text:p>
      <text:p text:style-name="P2"/>
      <text:p text:style-name="P2"><text:span text:style-name="T3">A) AIM:</text:span> <text:span text:style-name="T4">Write a </text:span><text:span text:style-name="T5">java </text:span><text:span text:style-name="T4">program for Impelementing a <text:s/></text:span><text:span text:style-name="T5">Block </text:span><text:span text:style-name="T4">Cipher</text:span><text:span text:style-name="T5"> Algorithm (Playfair Cipher)</text:span><text:span text:style-name="T4">.</text:span></text:p>
      <text:p text:style-name="P2"/>
      <text:p text:style-name="P2"><text:span text:style-name="T2">NAME:</text:span> <text:span text:style-name="T7">THAKUR ATIF</text:span></text:p>
      <text:p text:style-name="P2"><text:span text:style-name="T2">ROLL NO:</text:span> 14DCO6<text:span text:style-name="T7">9</text:span></text:p>
      <text:p text:style-name="P2"><text:span text:style-name="T2">BATCH:</text:span> 02</text:p>
      <text:p text:style-name="P2"/>
      <text:p text:style-name="P1">import java.util.*;</text:p>
      <text:p text:style-name="P1">class Basic{</text:p>
      <text:p text:style-name="P1"><text:s text:c="2"/>String allChar="ABCDEFGHIJKLMNOPQRSTUVWXYZ";</text:p>
      <text:p text:style-name="P1"><text:s text:c="2"/>boolean indexOfChar(char c)</text:p>
      <text:p text:style-name="P1"><text:s/>{</text:p>
      <text:p text:style-name="P1"><text:s text:c="2"/>for(int i=0;i &lt; allChar.length();i++)</text:p>
      <text:p text:style-name="P1"><text:s text:c="2"/>{</text:p>
      <text:p text:style-name="P1"><text:s text:c="3"/>if(allChar.charAt(i)==c)</text:p>
      <text:p text:style-name="P1"><text:s text:c="28"/>return true; <text:s text:c="6"/></text:p>
      <text:p text:style-name="P1"><text:s text:c="2"/>}</text:p>
      <text:p text:style-name="P1"><text:s text:c="2"/>return false;</text:p>
      <text:p text:style-name="P1"><text:s/>} <text:s text:c="2"/>}</text:p>
      <text:p text:style-name="P1">class PlayFair{</text:p>
      <text:p text:style-name="P1"><text:s text:c="7"/>Basic b=new Basic();</text:p>
      <text:p text:style-name="P1"><text:s text:c="7"/>char keyMatrix[][]=new char[5][5]; <text:s/></text:p>
      <text:p text:style-name="P1"><text:s text:c="7"/>boolean repeat(char c)</text:p>
      <text:p text:style-name="P1"><text:s text:c="7"/>{</text:p>
      <text:p text:style-name="P1"><text:s text:c="11"/>if(!b.indexOfChar(c))</text:p>
      <text:p text:style-name="P1"><text:s text:c="11"/>{</text:p>
      <text:p text:style-name="P1"><text:s text:c="15"/>return true;</text:p>
      <text:p text:style-name="P1"><text:s text:c="11"/>}</text:p>
      <text:p text:style-name="P1"><text:s text:c="16"/>for(int i=0;i &lt; keyMatrix.length;i++)</text:p>
      <text:p text:style-name="P1"><text:s text:c="16"/>{</text:p>
      <text:p text:style-name="P1"><text:s text:c="20"/>for(int j=0;j &lt; keyMatrix[i].length;j++)</text:p>
      <text:p text:style-name="P1"><text:s text:c="20"/>{ </text:p>
      <text:p text:style-name="P1"><text:s text:c="24"/>if(keyMatrix[i][j]==c || c=='J')</text:p>
      <text:p text:style-name="P1"><text:s text:c="28"/>return true;</text:p>
      <text:p text:style-name="P1"><text:s text:c="20"/><text:span text:style-name="T6">}</text:span> }</text:p>
      <text:p text:style-name="P1"><text:s text:c="16"/>return false;</text:p>
      <text:p text:style-name="P1"><text:s text:c="7"/>} <text:s text:c="6"/></text:p>
      <text:p text:style-name="P1"><text:s text:c="7"/>void insertKey(String key)</text:p>
      <text:p text:style-name="P1"><text:s text:c="7"/>{</text:p>
      <text:p text:style-name="P1"><text:s text:c="12"/>key=key.toUpperCase();</text:p>
      <text:p text:style-name="P1"><text:s text:c="12"/>key=key.replaceAll("J", "I");</text:p>
      <text:p text:style-name="P1"><text:s text:c="12"/>key=key.replaceAll(" ", "");</text:p>
      <text:p text:style-name="P1"><text:s text:c="12"/>int a=0,b=0; <text:s text:c="2"/></text:p>
      <text:p text:style-name="P1"><text:s text:c="12"/>for(int k=0;k &lt; key.length();k++)</text:p>
      <text:p text:style-name="P1"><text:s text:c="12"/>{</text:p>
      <text:p text:style-name="P1"><text:s text:c="20"/>if(!repeat(key.charAt(k)))</text:p>
      <text:p text:style-name="P1"><text:s text:c="20"/>{</text:p>
      <text:p text:style-name="P1"><text:s text:c="24"/>keyMatrix[a][b++]=key.charAt(k);</text:p>
      <text:p text:style-name="P1"><text:s text:c="24"/>if(b&gt;4)</text:p>
      <text:p text:style-name="P1"><text:s text:c="24"/>{</text:p>
      <text:p text:style-name="P1"><text:s text:c="28"/>b=0;</text:p>
      <text:p text:style-name="P1"><text:soft-page-break/><text:s text:c="28"/>a++;</text:p>
      <text:p text:style-name="P1"><text:s text:c="24"/><text:span text:style-name="T6">} <text:s text:c="2"/></text:span><text:s/>}</text:p>
      <text:p text:style-name="P1"><text:s text:c="12"/>}</text:p>
      <text:p text:style-name="P1"><text:s text:c="12"/>char p='A';</text:p>
      <text:p text:style-name="P1"><text:s text:c="12"/>while(a &lt; 5)</text:p>
      <text:p text:style-name="P1"><text:s text:c="12"/>{</text:p>
      <text:p text:style-name="P1"><text:s text:c="19"/>while(b &lt; 5)</text:p>
      <text:p text:style-name="P1"><text:s text:c="19"/>{</text:p>
      <text:p text:style-name="P1"><text:s text:c="24"/>if(!repeat(p)) </text:p>
      <text:p text:style-name="P1"><text:s text:c="24"/>{</text:p>
      <text:p text:style-name="P1"><text:s text:c="28"/>keyMatrix[a][b++]=p; <text:s/></text:p>
      <text:p text:style-name="P1"><text:s text:c="24"/>}</text:p>
      <text:p text:style-name="P1"><text:s text:c="22"/>p++;</text:p>
      <text:p text:style-name="P1"><text:s text:c="19"/>}</text:p>
      <text:p text:style-name="P1"><text:s text:c="19"/>b=0;</text:p>
      <text:p text:style-name="P1"><text:s text:c="19"/>a++;</text:p>
      <text:p text:style-name="P1"><text:s text:c="12"/>}</text:p>
      <text:p text:style-name="P1"><text:s text:c="13"/>System.out.print("-------------------------Key Matrix-------------------");</text:p>
      <text:p text:style-name="P1"><text:s text:c="12"/>for(int i=0;i &lt; 5;i++)</text:p>
      <text:p text:style-name="P1"><text:s text:c="12"/>{</text:p>
      <text:p text:style-name="P1"><text:s text:c="16"/>System.out.println();</text:p>
      <text:p text:style-name="P1"><text:s text:c="16"/>for(int j=0;j &lt; 5;j++)</text:p>
      <text:p text:style-name="P1"><text:s text:c="16"/>{</text:p>
      <text:p text:style-name="P1"><text:s text:c="20"/>System.out.print("\t"+keyMatrix[i][j]);</text:p>
      <text:p text:style-name="P1"><text:s text:c="16"/>} <text:s/>}</text:p>
      <text:p text:style-name="P1"><text:s text:c="12"/>System.out.println("\n---------------------------------------------------------");</text:p>
      <text:p text:style-name="P1"><text:s text:c="7"/>}</text:p>
      <text:p text:style-name="P1"><text:s text:c="7"/>int rowPos(char c)</text:p>
      <text:p text:style-name="P1"><text:s text:c="7"/>{</text:p>
      <text:p text:style-name="P1"><text:s text:c="13"/>for(int i=0;i &lt; keyMatrix.length;i++)</text:p>
      <text:p text:style-name="P1"><text:s text:c="16"/>{</text:p>
      <text:p text:style-name="P1"><text:s text:c="20"/>for(int j=0;j &lt; keyMatrix[i].length;j++)</text:p>
      <text:p text:style-name="P1"><text:s text:c="20"/>{ </text:p>
      <text:p text:style-name="P1"><text:s text:c="24"/>if(keyMatrix[i][j]==c)</text:p>
      <text:p text:style-name="P1"><text:s text:c="28"/>return i;</text:p>
      <text:p text:style-name="P1"><text:s text:c="20"/>} <text:s text:c="2"/>}</text:p>
      <text:p text:style-name="P1"><text:s text:c="13"/>return -1;</text:p>
      <text:p text:style-name="P1"><text:s text:c="7"/>}</text:p>
      <text:p text:style-name="P1"><text:s text:c="7"/>int columnPos(char c)</text:p>
      <text:p text:style-name="P1"><text:s text:c="7"/>{</text:p>
      <text:p text:style-name="P1"><text:s text:c="13"/>for(int i=0;i &lt; keyMatrix.length;i++)</text:p>
      <text:p text:style-name="P1"><text:s text:c="16"/>{</text:p>
      <text:p text:style-name="P1"><text:s text:c="20"/>for(int j=0;j &lt; keyMatrix[i].length;j++)</text:p>
      <text:p text:style-name="P1"><text:s text:c="20"/>{ </text:p>
      <text:p text:style-name="P1"><text:s text:c="24"/>if(keyMatrix[i][j]==c)</text:p>
      <text:p text:style-name="P1"><text:s text:c="28"/>return j;</text:p>
      <text:p text:style-name="P1"><text:s text:c="20"/>} }</text:p>
      <text:p text:style-name="P1"><text:s text:c="13"/>return -1;</text:p>
      <text:p text:style-name="P1"><text:s text:c="7"/><text:span text:style-name="T6">}</text:span> <text:s text:c="2"/></text:p>
      <text:p text:style-name="P1"><text:s text:c="7"/>String encryptChar(String plain)</text:p>
      <text:p text:style-name="P1"><text:s text:c="7"/>{</text:p>
      <text:p text:style-name="P1"><text:s text:c="11"/>plain=plain.toUpperCase();</text:p>
      <text:p text:style-name="P1"><text:soft-page-break/><text:s text:c="11"/>char a=plain.charAt(0),b=plain.charAt(1);</text:p>
      <text:p text:style-name="P1"><text:s text:c="11"/>String cipherChar="";</text:p>
      <text:p text:style-name="P1"><text:s text:c="11"/>int r1,c1,r2,c2;</text:p>
      <text:p text:style-name="P1"><text:s text:c="11"/>r1=rowPos(a);</text:p>
      <text:p text:style-name="P1"><text:s text:c="11"/>c1=columnPos(a);</text:p>
      <text:p text:style-name="P1"><text:s text:c="11"/>r2=rowPos(b);</text:p>
      <text:p text:style-name="P1"><text:s text:c="11"/>c2=columnPos(b);</text:p>
      <text:p text:style-name="P1"><text:s text:c="11"/>if(c1==c2)</text:p>
      <text:p text:style-name="P1"><text:s text:c="11"/>{</text:p>
      <text:p text:style-name="P1"><text:s text:c="16"/>++r1;</text:p>
      <text:p text:style-name="P1"><text:s text:c="15"/>++r2;</text:p>
      <text:p text:style-name="P1"><text:s text:c="15"/>if(r1&gt;4)</text:p>
      <text:p text:style-name="P1"><text:s text:c="19"/>r1=0;</text:p>
      <text:p text:style-name="P1"><text:s text:c="15"/>if(r2&gt;4)</text:p>
      <text:p text:style-name="P1"><text:s text:c="19"/>r2=0;</text:p>
      <text:p text:style-name="P1"><text:s text:c="15"/>cipherChar+=keyMatrix[r1][c2];</text:p>
      <text:p text:style-name="P1"><text:s text:c="15"/>cipherChar+=keyMatrix[r2][c1];</text:p>
      <text:p text:style-name="P1"><text:s text:c="11"/>}</text:p>
      <text:p text:style-name="P1"><text:s text:c="11"/>else if(r1==r2)</text:p>
      <text:p text:style-name="P1"><text:s text:c="11"/>{ <text:s text:c="3"/></text:p>
      <text:p text:style-name="P1"><text:s text:c="15"/>++c1;</text:p>
      <text:p text:style-name="P1"><text:s text:c="15"/>++c2;</text:p>
      <text:p text:style-name="P1"><text:s text:c="15"/>if(c1&gt;4)</text:p>
      <text:p text:style-name="P1"><text:s text:c="19"/>c1=0;</text:p>
      <text:p text:style-name="P1"><text:s text:c="15"/>if(c2&gt;4)</text:p>
      <text:p text:style-name="P1"><text:s text:c="19"/>c2=0;</text:p>
      <text:p text:style-name="P1"><text:s text:c="15"/>cipherChar+=keyMatrix[r1][c1];</text:p>
      <text:p text:style-name="P1"><text:s text:c="15"/>cipherChar+=keyMatrix[r2][c2];</text:p>
      <text:p text:style-name="P1"><text:s text:c="11"/>}</text:p>
      <text:p text:style-name="P1"><text:s text:c="11"/>else{</text:p>
      <text:p text:style-name="P1"><text:s text:c="15"/>cipherChar+=keyMatrix[r1][c2];</text:p>
      <text:p text:style-name="P1"><text:s text:c="15"/>cipherChar+=keyMatrix[r2][c1];</text:p>
      <text:p text:style-name="P1"><text:s text:c="11"/>}</text:p>
      <text:p text:style-name="P1"><text:s text:c="11"/>return cipherChar;</text:p>
      <text:p text:style-name="P1"><text:s text:c="7"/>}</text:p>
      <text:p text:style-name="P1"><text:s text:c="7"/>String Encrypt(String plainText,String key)</text:p>
      <text:p text:style-name="P1"><text:s text:c="7"/>{</text:p>
      <text:p text:style-name="P1"><text:s text:c="11"/>insertKey(key);</text:p>
      <text:p text:style-name="P1"><text:s text:c="11"/>String cipherText="";</text:p>
      <text:p text:style-name="P1"><text:s text:c="11"/>plainText=plainText.replaceAll("j", "i");</text:p>
      <text:p text:style-name="P1"><text:s text:c="11"/>plainText=plainText.replaceAll(" ", "");</text:p>
      <text:p text:style-name="P1"><text:s text:c="11"/>plainText=plainText.toUpperCase();</text:p>
      <text:p text:style-name="P1"><text:s text:c="11"/>int len=plainText.length();</text:p>
      <text:p text:style-name="P1"><text:s text:c="10"/>// System.out.println(plainText.substring(1,2+1));</text:p>
      <text:p text:style-name="P1"><text:s text:c="11"/>if(len/2!=0)</text:p>
      <text:p text:style-name="P1"><text:s text:c="11"/>{</text:p>
      <text:p text:style-name="P1"><text:s text:c="15"/>plainText+="X";</text:p>
      <text:p text:style-name="P1"><text:s text:c="15"/>++len;</text:p>
      <text:p text:style-name="P1"><text:s text:c="11"/>}</text:p>
      <text:p text:style-name="P1"><text:s text:c="11"/>for(int i=0;i &lt; len-1;i=i+2)</text:p>
      <text:p text:style-name="P1"><text:s text:c="11"/>{</text:p>
      <text:p text:style-name="P1"><text:s text:c="14"/>cipherText+=encryptChar(plainText.substring(i,i+2));</text:p>
      <text:p text:style-name="P1"><text:soft-page-break/><text:s text:c="14"/>cipherText+=" "; </text:p>
      <text:p text:style-name="P1"><text:s text:c="11"/>}</text:p>
      <text:p text:style-name="P1"><text:s text:c="11"/>return cipherText;</text:p>
      <text:p text:style-name="P1"><text:s text:c="7"/>}</text:p>
      <text:p text:style-name="P1"><text:s text:c="7"/>String decryptChar(String cipher)</text:p>
      <text:p text:style-name="P1"><text:s text:c="7"/>{</text:p>
      <text:p text:style-name="P1"><text:s text:c="11"/>cipher=cipher.toUpperCase();</text:p>
      <text:p text:style-name="P1"><text:s text:c="11"/>char a=cipher.charAt(0),b=cipher.charAt(1);</text:p>
      <text:p text:style-name="P1"><text:s text:c="11"/>String plainChar="";</text:p>
      <text:p text:style-name="P1"><text:s text:c="11"/>int r1,c1,r2,c2;</text:p>
      <text:p text:style-name="P1"><text:s text:c="11"/>r1=rowPos(a);</text:p>
      <text:p text:style-name="P1"><text:s text:c="11"/>c1=columnPos(a);</text:p>
      <text:p text:style-name="P1"><text:s text:c="11"/>r2=rowPos(b);</text:p>
      <text:p text:style-name="P1"><text:s text:c="11"/>c2=columnPos(b);</text:p>
      <text:p text:style-name="P1"><text:s text:c="9"/></text:p>
      <text:p text:style-name="P1"><text:s text:c="11"/>if(c1==c2)</text:p>
      <text:p text:style-name="P1"><text:s text:c="11"/>{</text:p>
      <text:p text:style-name="P1"><text:s text:c="16"/>--r1;</text:p>
      <text:p text:style-name="P1"><text:s text:c="15"/>--r2;</text:p>
      <text:p text:style-name="P1"><text:s text:c="15"/>if(r1 &lt; 0)</text:p>
      <text:p text:style-name="P1"><text:s text:c="19"/>r1=4;</text:p>
      <text:p text:style-name="P1"><text:s text:c="16"/></text:p>
      <text:p text:style-name="P1"><text:s text:c="15"/>if(r2 &lt; 0)</text:p>
      <text:p text:style-name="P1"><text:s text:c="19"/>r2=4;</text:p>
      <text:p text:style-name="P1"><text:s text:c="15"/>plainChar+=keyMatrix[r1][c2];</text:p>
      <text:p text:style-name="P1"><text:s text:c="15"/>plainChar+=keyMatrix[r2][c1];</text:p>
      <text:p text:style-name="P1"><text:s text:c="11"/>}</text:p>
      <text:p text:style-name="P1"><text:s text:c="11"/>else if(r1==r2)</text:p>
      <text:p text:style-name="P1"><text:s text:c="11"/>{ <text:s text:c="3"/></text:p>
      <text:p text:style-name="P1"><text:s text:c="15"/>--c1;</text:p>
      <text:p text:style-name="P1"><text:s text:c="15"/>--c2;</text:p>
      <text:p text:style-name="P1"><text:s text:c="15"/>if(c1 &lt; 0)</text:p>
      <text:p text:style-name="P1"><text:s text:c="19"/>c1=4;</text:p>
      <text:p text:style-name="P1"><text:s text:c="15"/>if(c2 &lt; 0)</text:p>
      <text:p text:style-name="P1"><text:s text:c="19"/>c2=4;</text:p>
      <text:p text:style-name="P1"><text:s text:c="15"/>plainChar+=keyMatrix[r1][c1];</text:p>
      <text:p text:style-name="P1"><text:s text:c="15"/>plainChar+=keyMatrix[r2][c2];</text:p>
      <text:p text:style-name="P1"><text:s text:c="11"/>}</text:p>
      <text:p text:style-name="P1"><text:s text:c="11"/>else{</text:p>
      <text:p text:style-name="P1"><text:s text:c="15"/>plainChar+=keyMatrix[r1][c2];</text:p>
      <text:p text:style-name="P1"><text:s text:c="15"/>plainChar+=keyMatrix[r2][c1];</text:p>
      <text:p text:style-name="P1"><text:s text:c="11"/>}</text:p>
      <text:p text:style-name="P1"><text:s text:c="11"/>return plainChar;</text:p>
      <text:p text:style-name="P1"><text:s text:c="7"/>}</text:p>
      <text:p text:style-name="P1"><text:s text:c="7"/>String Decrypt(String cipherText,String key)</text:p>
      <text:p text:style-name="P1"><text:s text:c="7"/>{</text:p>
      <text:p text:style-name="P1"><text:s text:c="11"/>String plainText="";</text:p>
      <text:p text:style-name="P1"><text:s text:c="11"/>cipherText=cipherText.replaceAll("j", "i");</text:p>
      <text:p text:style-name="P1"><text:s text:c="11"/>cipherText=cipherText.replaceAll(" ", "");</text:p>
      <text:p text:style-name="P1"><text:s text:c="11"/>cipherText=cipherText.toUpperCase();</text:p>
      <text:p text:style-name="P1"><text:s text:c="11"/>int len=cipherText.length();</text:p>
      <text:p text:style-name="P1"><text:s text:c="11"/>for(int i=0;i &lt; len-1;i=i+2)</text:p>
      <text:p text:style-name="P1"><text:soft-page-break/><text:s text:c="11"/>{</text:p>
      <text:p text:style-name="P1"><text:s text:c="14"/>plainText+=decryptChar(cipherText.substring(i,i+2));</text:p>
      <text:p text:style-name="P1"><text:s text:c="14"/>plainText+=" ";</text:p>
      <text:p text:style-name="P1"><text:s text:c="11"/>}</text:p>
      <text:p text:style-name="P1"><text:s text:c="11"/>return plainText;</text:p>
      <text:p text:style-name="P1"><text:s text:c="7"/>} <text:s text:c="7"/></text:p>
      <text:p text:style-name="P1">}</text:p>
      <text:p text:style-name="P1">class PlayFairCipher{</text:p>
      <text:p text:style-name="P1"><text:s text:c="7"/>public static void main(String args[])throws Exception</text:p>
      <text:p text:style-name="P1"><text:s text:c="7"/>{</text:p>
      <text:p text:style-name="P1"><text:s text:c="12"/>PlayFair p=new PlayFair();</text:p>
      <text:p text:style-name="P1"><text:s text:c="12"/>Scanner scn=new Scanner(System.in);</text:p>
      <text:p text:style-name="P1"><text:s text:c="12"/>String key,cipherText,plainText;</text:p>
      <text:p text:style-name="P1"><text:s text:c="13"/></text:p>
      <text:p text:style-name="P1"><text:s text:c="12"/>System.out.println("Enter plaintext:");</text:p>
      <text:p text:style-name="P1"><text:s text:c="12"/>plainText=scn.nextLine();</text:p>
      <text:p text:style-name="P1"><text:s text:c="13"/></text:p>
      <text:p text:style-name="P1"><text:s text:c="12"/>System.out.println("Enter Key:");</text:p>
      <text:p text:style-name="P1"><text:s text:c="12"/>key=scn.nextLine();</text:p>
      <text:p text:style-name="P1"><text:s text:c="13"/></text:p>
      <text:p text:style-name="P1"><text:s text:c="12"/>cipherText=p.Encrypt(plainText,key);</text:p>
      <text:p text:style-name="P1"><text:s text:c="11"/>System.out.println("Encrypted text:");</text:p>
      <text:p text:style-name="P1"><text:s text:c="11"/>System.out.println("---------------------------------------------------------\n"+cipherText);</text:p>
      <text:p text:style-name="P1"><text:s text:c="12"/>System.out.println("---------------------------------------------------------");</text:p>
      <text:p text:style-name="P1"><text:s text:c="11"/>String encryptedText=p.Decrypt(cipherText, key);</text:p>
      <text:p text:style-name="P1"><text:s text:c="11"/>System.out.println("Decrypted text:" );</text:p>
      <text:p text:style-name="P1"><text:s text:c="11"/>System.out.println("---------------------------------------------------------\n"+encryptedText);</text:p>
      <text:p text:style-name="P1"><text:s text:c="12"/>System.out.println("---------------------------------------------------------");</text:p>
      <text:p text:style-name="P1"><text:s text:c="12"/></text:p>
      <text:p text:style-name="P1"><text:s text:c="7"/>}</text:p>
      <text:p text:style-name="P1">}</text:p>
      <text:p text:style-name="P1"/>
      <text:p text:style-name="P4">*********OUTPUT**********</text:p>
      <text:p text:style-name="P1">Enter plaintext:</text:p>
      <text:p text:style-name="P1">Hello AIKTC <text:s text:c="6"/></text:p>
      <text:p text:style-name="P1">Enter Key:</text:p>
      <text:p text:style-name="P1">Mango</text:p>
      <text:p text:style-name="P1">-------------------------Key Matrix-------------------</text:p>
      <text:p text:style-name="P1"><text:tab/>M<text:tab/>A<text:tab/>N<text:tab/>G<text:tab/>O</text:p>
      <text:p text:style-name="P1"><text:tab/>B<text:tab/>C<text:tab/>D<text:tab/>E<text:tab/>F</text:p>
      <text:p text:style-name="P1"><text:tab/>H<text:tab/>I<text:tab/>K<text:tab/>L<text:tab/>P</text:p>
      <text:p text:style-name="P1"><text:tab/>Q<text:tab/>R<text:tab/>S<text:tab/>T<text:tab/>U</text:p>
      <text:p text:style-name="P1"><text:tab/>V<text:tab/>W<text:tab/>X<text:tab/>Y<text:tab/>Z</text:p>
      <text:p text:style-name="P1">---------------------------------------------------------</text:p>
      <text:p text:style-name="P1">Encrypted text:</text:p>
      <text:p text:style-name="P1">---------------------------------------------------------</text:p>
      <text:p text:style-name="P1">LB TT MN KL RE </text:p>
      <text:p text:style-name="P1">---------------------------------------------------------</text:p>
      <text:p text:style-name="P1">Decrypted text:</text:p>
      <text:p text:style-name="P1">---------------------------------------------------------</text:p>
      <text:p text:style-name="P1">HE LL OA IK TC </text:p>
      <text:p text:style-name="P1">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6:05:56.172793594</meta:creation-date>
    <dc:date>2017-08-02T16:18:04.787499185</dc:date>
    <meta:editing-duration>PT9M1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5" meta:paragraph-count="256" meta:word-count="458" meta:character-count="7594" meta:non-whitespace-character-count="4355"/>
  </office:meta>
</office:document-meta>
</file>